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D0000029D7047131168D94BB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96cm"/>
      <style:paragraph-properties style:writing-mode="lr-tb"/>
    </style:style>
    <style:style style:name="gr3" style:family="graphic" style:parent-style-name="standard">
      <style:graphic-properties draw:stroke="none" draw:fill="none" fo:min-height="0.395cm"/>
      <style:paragraph-properties style:writing-mode="lr-tb"/>
    </style:style>
    <style:style style:name="P1" style:family="paragraph">
      <style:paragraph-properties fo:text-align="center"/>
      <style:text-properties fo:font-weight="bold"/>
    </style:style>
    <style:style style:name="P2" style:family="paragraph">
      <style:text-properties fo:background-color="#d500f9"/>
    </style:style>
    <style:style style:name="P3" style:family="paragraph">
      <loext:graphic-properties draw:fill="none"/>
      <style:text-properties fo:background-color="#d500f9"/>
    </style:style>
    <style:style style:name="P4" style:family="paragraph">
      <style:text-properties fo:background-color="#7f00fe"/>
    </style:style>
    <style:style style:name="P5" style:family="paragraph">
      <loext:graphic-properties draw:fill="none"/>
      <style:text-properties fo:background-color="#7f00fe"/>
    </style:style>
    <style:style style:name="P6" style:family="paragraph">
      <loext:graphic-properties draw:fill="none"/>
    </style:style>
    <style:style style:name="P7" style:family="paragraph">
      <style:text-properties fo:background-color="#007ffe"/>
    </style:style>
    <style:style style:name="P8" style:family="paragraph">
      <loext:graphic-properties draw:fill="none"/>
      <style:text-properties fo:background-color="#007ffe"/>
    </style:style>
    <style:style style:name="P9" style:family="paragraph">
      <style:text-properties fo:background-color="#00ffff"/>
    </style:style>
    <style:style style:name="P10" style:family="paragraph">
      <loext:graphic-properties draw:fill="none"/>
      <style:text-properties fo:background-color="#00ffff"/>
    </style:style>
    <style:style style:name="P11" style:family="paragraph">
      <style:text-properties fo:background-color="#00fe7f"/>
    </style:style>
    <style:style style:name="P12" style:family="paragraph">
      <loext:graphic-properties draw:fill="none"/>
      <style:text-properties fo:background-color="#00fe7f"/>
    </style:style>
    <style:style style:name="P13" style:family="paragraph">
      <style:text-properties fo:background-color="#ffff00"/>
    </style:style>
    <style:style style:name="P14" style:family="paragraph">
      <loext:graphic-properties draw:fill="none"/>
      <style:text-properties fo:background-color="#ffff00"/>
    </style:style>
    <style:style style:name="P15" style:family="paragraph">
      <style:text-properties fo:background-color="#fe7f00"/>
    </style:style>
    <style:style style:name="P16" style:family="paragraph">
      <loext:graphic-properties draw:fill="none"/>
      <style:text-properties fo:background-color="#fe7f00"/>
    </style:style>
    <style:style style:name="P17" style:family="paragraph">
      <style:text-properties fo:background-color="#666666"/>
    </style:style>
    <style:style style:name="P18" style:family="paragraph">
      <loext:graphic-properties draw:fill="none"/>
      <style:text-properties fo:background-color="#666666"/>
    </style:style>
    <style:style style:name="T1" style:family="text"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fo:background-color="#0000ff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fo:background-color="#00ffff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fo:background-color="#7ffe00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fo:background-color="#ff0000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fo:background-color="#fe007f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fo:background-color="#666666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062cm" svg:x="1.401cm" svg:y="8.3cm">
          <draw:image xlink:href="Pictures/10000201000003CD0000029D7047131168D94BB2.png" xlink:type="simple" xlink:show="embed" xlink:actuate="onLoad" loext:mime-type="image/png">
            <text:p/>
          </draw:image>
        </draw:frame>
        <draw:frame draw:style-name="gr2" draw:text-style-name="P3" draw:layer="layout" svg:width="0.951cm" svg:height="0.646cm" svg:x="7.049cm" svg:y="12.6cm">
          <draw:text-box>
            <text:p text:style-name="P2"><text:span text:style-name="T1">H1</text:span></text:p>
          </draw:text-box>
        </draw:frame>
        <draw:frame draw:style-name="gr2" draw:text-style-name="P5" draw:layer="layout" svg:width="0.951cm" svg:height="0.646cm" svg:x="6.849cm" svg:y="13.2cm">
          <draw:text-box>
            <text:p text:style-name="P4"><text:span text:style-name="T1">H2</text:span></text:p>
          </draw:text-box>
        </draw:frame>
        <draw:frame draw:style-name="gr2" draw:text-style-name="P6" draw:layer="layout" svg:width="0.951cm" svg:height="0.646cm" svg:x="7.649cm" svg:y="13.8cm">
          <draw:text-box>
            <text:p><text:span text:style-name="T2">H3</text:span></text:p>
          </draw:text-box>
        </draw:frame>
        <draw:frame draw:style-name="gr2" draw:text-style-name="P8" draw:layer="layout" svg:width="0.951cm" svg:height="0.646cm" svg:x="7.349cm" svg:y="14.354cm">
          <draw:text-box>
            <text:p text:style-name="P7"><text:span text:style-name="T1">H4</text:span></text:p>
          </draw:text-box>
        </draw:frame>
        <draw:frame draw:style-name="gr2" draw:text-style-name="P10" draw:layer="layout" svg:width="0.951cm" svg:height="0.646cm" svg:x="9.2cm" svg:y="14.154cm">
          <draw:text-box>
            <text:p text:style-name="P9"><text:span text:style-name="T3">H5</text:span></text:p>
          </draw:text-box>
        </draw:frame>
        <draw:frame draw:style-name="gr2" draw:text-style-name="P12" draw:layer="layout" svg:width="0.951cm" svg:height="0.646cm" svg:x="8.7cm" svg:y="15.3cm">
          <draw:text-box>
            <text:p text:style-name="P11"><text:span text:style-name="T1">H6</text:span></text:p>
          </draw:text-box>
        </draw:frame>
        <draw:frame draw:style-name="gr2" draw:text-style-name="P6" draw:layer="layout" svg:width="0.951cm" svg:height="0.646cm" svg:x="9.749cm" svg:y="15.254cm">
          <draw:text-box>
            <text:p><text:span text:style-name="T4">H7</text:span></text:p>
          </draw:text-box>
        </draw:frame>
        <draw:frame draw:style-name="gr2" draw:text-style-name="P14" draw:layer="layout" svg:width="0.951cm" svg:height="0.646cm" svg:x="10.5cm" svg:y="14.7cm">
          <draw:text-box>
            <text:p text:style-name="P13"><text:span text:style-name="T1">H8</text:span></text:p>
          </draw:text-box>
        </draw:frame>
        <draw:frame draw:style-name="gr3" draw:text-style-name="P6" draw:layer="layout" svg:width="1.2cm" svg:height="0.645cm" svg:x="11.8cm" svg:y="15.655cm">
          <draw:text-box>
            <text:p><text:span text:style-name="T5">H1</text:span><text:span text:style-name="T5">0</text:span></text:p>
          </draw:text-box>
        </draw:frame>
        <draw:frame draw:style-name="gr2" draw:text-style-name="P16" draw:layer="layout" svg:width="0.951cm" svg:height="0.646cm" svg:x="10.8cm" svg:y="16cm">
          <draw:text-box>
            <text:p text:style-name="P15"><text:span text:style-name="T1">H9</text:span></text:p>
          </draw:text-box>
        </draw:frame>
        <draw:frame draw:style-name="gr3" draw:text-style-name="P6" draw:layer="layout" svg:width="1.2cm" svg:height="0.645cm" svg:x="11.5cm" svg:y="16.555cm">
          <draw:text-box>
            <text:p><text:span text:style-name="T6">H1</text:span><text:span text:style-name="T6">1</text:span></text:p>
          </draw:text-box>
        </draw:frame>
        <draw:frame draw:style-name="gr2" draw:text-style-name="P6" draw:layer="layout" svg:width="0.951cm" svg:height="0.646cm" svg:x="8.649cm" svg:y="13cm">
          <draw:text-box>
            <text:p><text:span text:style-name="T7">B1</text:span></text:p>
          </draw:text-box>
        </draw:frame>
        <draw:frame draw:style-name="gr2" draw:text-style-name="P6" draw:layer="layout" svg:width="0.951cm" svg:height="0.646cm" svg:x="9.7cm" svg:y="13.4cm">
          <draw:text-box>
            <text:p><text:span text:style-name="T7">B2</text:span></text:p>
          </draw:text-box>
        </draw:frame>
        <draw:frame draw:style-name="gr2" draw:text-style-name="P18" draw:layer="layout" svg:width="0.951cm" svg:height="0.646cm" svg:x="10.249cm" svg:y="13.8cm">
          <draw:text-box>
            <text:p text:style-name="P17"><text:span text:style-name="T1">B3</text:span></text:p>
          </draw:text-box>
        </draw:frame>
        <draw:frame draw:style-name="gr2" draw:text-style-name="P18" draw:layer="layout" svg:width="0.951cm" svg:height="0.646cm" svg:x="10.8cm" svg:y="13.4cm">
          <draw:text-box>
            <text:p text:style-name="P17"><text:span text:style-name="T1">B4</text:span></text:p>
          </draw:text-box>
        </draw:frame>
        <draw:frame draw:style-name="gr2" draw:text-style-name="P18" draw:layer="layout" svg:width="0.951cm" svg:height="0.646cm" svg:x="11.3cm" svg:y="13.8cm">
          <draw:text-box>
            <text:p text:style-name="P17"><text:span text:style-name="T1">B5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4T13:10:24.695930016</dc:date>
    <meta:editing-duration>PT6M42S</meta:editing-duration>
    <meta:editing-cycles>1</meta:editing-cycles>
    <meta:document-statistic meta:object-count="17"/>
    <meta:generator>LibreOffice/6.4.6.2$Linux_X86_64 LibreOffice_project/40$Build-2</meta:generator>
  </office:meta>
</office:document-meta>
</file>